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4175483871" calcext:value-type="float">
            <text:p>7.6424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017316129032" calcext:value-type="float">
            <text:p>7.850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44232258065" calcext:value-type="float">
            <text:p>8.4674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73904516129" calcext:value-type="float">
            <text:p>8.347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392722580645" calcext:value-type="float">
            <text:p>7.5539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806864516129" calcext:value-type="float">
            <text:p>7.3580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2296" calcext:value-type="float">
            <text:p>7.12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48722580645" calcext:value-type="float">
            <text:p>7.081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183668965517" calcext:value-type="float">
            <text:p>7.31183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854" calcext:value-type="float">
            <text:p>7.594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22503225807" calcext:value-type="float">
            <text:p>7.9702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32928" calcext:value-type="float">
            <text:p>8.41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58575" calcext:value-type="float">
            <text:p>8.8775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9952" calcext:value-type="float">
            <text:p>9.00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73575" calcext:value-type="float">
            <text:p>9.337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043251612903" calcext:value-type="float">
            <text:p>8.450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30038709677" calcext:value-type="float">
            <text:p>9.0033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53135483871" calcext:value-type="float">
            <text:p>8.1105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9928" calcext:value-type="float">
            <text:p>7.53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00258064516" calcext:value-type="float">
            <text:p>7.444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705931034483" calcext:value-type="float">
            <text:p>7.4770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446675" calcext:value-type="float">
            <text:p>7.5444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52774193549" calcext:value-type="float">
            <text:p>7.8235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704" calcext:value-type="float">
            <text:p>8.0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511325" calcext:value-type="float">
            <text:p>8.1451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3472" calcext:value-type="float">
            <text:p>8.39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22709677419" calcext:value-type="float">
            <text:p>8.1342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25858064516" calcext:value-type="float">
            <text:p>8.349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3052" calcext:value-type="float">
            <text:p>8.16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14038709677" calcext:value-type="float">
            <text:p>8.1041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0096" calcext:value-type="float">
            <text:p>7.7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753975" calcext:value-type="float">
            <text:p>7.7475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732828571429" calcext:value-type="float">
            <text:p>7.7973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17006451613" calcext:value-type="float">
            <text:p>7.985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04903225807" calcext:value-type="float">
            <text:p>8.086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51561290323" calcext:value-type="float">
            <text:p>8.193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796335483871" calcext:value-type="float">
            <text:p>8.137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9304" calcext:value-type="float">
            <text:p>8.25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626" calcext:value-type="float">
            <text:p>8.1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88851612903" calcext:value-type="float">
            <text:p>8.288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420387096774" calcext:value-type="float">
            <text:p>8.194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953109677419" calcext:value-type="float">
            <text:p>7.8995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411793548387" calcext:value-type="float">
            <text:p>7.6541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33909677419" calcext:value-type="float">
            <text:p>7.506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70828571429" calcext:value-type="float">
            <text:p>7.40870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41883870968" calcext:value-type="float">
            <text:p>7.5544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75225806452" calcext:value-type="float">
            <text:p>7.751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50375" calcext:value-type="float">
            <text:p>7.8405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38632258065" calcext:value-type="float">
            <text:p>8.01938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7976" calcext:value-type="float">
            <text:p>8.87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094537931035" calcext:value-type="float">
            <text:p>9.56094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541187096774" calcext:value-type="float">
            <text:p>8.715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0232" calcext:value-type="float">
            <text:p>7.83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5525" calcext:value-type="float">
            <text:p>7.849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4496" calcext:value-type="float">
            <text:p>7.4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50175" calcext:value-type="float">
            <text:p>7.443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485213793104" calcext:value-type="float">
            <text:p>7.47485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82855" calcext:value-type="float">
            <text:p>7.618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41212903226" calcext:value-type="float">
            <text:p>7.783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49264516129" calcext:value-type="float">
            <text:p>8.0834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977883870968" calcext:value-type="float">
            <text:p>8.529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2072" calcext:value-type="float">
            <text:p>9.0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69" calcext:value-type="float">
            <text:p>9.4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90193548387" calcext:value-type="float">
            <text:p>9.3549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166425806452" calcext:value-type="float">
            <text:p>8.5716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80412903226" calcext:value-type="float">
            <text:p>7.871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283" calcext:value-type="float">
            <text:p>7.598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31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0" meta:object-count="0"/>
    <meta:user-defined meta:name="AppVersion">3.0</meta:user-defined>
  </office:meta>
</office:document-meta>
</file>